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968b" officeooo:paragraph-rsid="0003968b"/>
    </style:style>
    <style:style style:name="P2" style:family="paragraph" style:parent-style-name="Text_20_body">
      <style:text-properties officeooo:rsid="00044f42" officeooo:paragraph-rsid="00054560"/>
    </style:style>
    <style:style style:name="P3" style:family="paragraph" style:parent-style-name="Text_20_body" style:list-style-name="L1">
      <style:text-properties officeooo:rsid="00044f42" officeooo:paragraph-rsid="00044f42"/>
    </style:style>
    <style:style style:name="P4" style:family="paragraph" style:parent-style-name="Text_20_body" style:list-style-name="L3">
      <style:text-properties officeooo:rsid="00044f42" officeooo:paragraph-rsid="00054560"/>
    </style:style>
    <style:style style:name="P5" style:family="paragraph" style:parent-style-name="Text_20_body" style:list-style-name="L2">
      <style:text-properties officeooo:rsid="0003968b" officeooo:paragraph-rsid="0003968b"/>
    </style:style>
    <style:style style:name="P6" style:family="paragraph" style:parent-style-name="Text_20_body" style:list-style-name="L2">
      <style:text-properties officeooo:rsid="0003968b" officeooo:paragraph-rsid="00072fa5"/>
    </style:style>
    <style:style style:name="P7" style:family="paragraph" style:parent-style-name="Text_20_body" style:list-style-name="L3">
      <style:text-properties officeooo:rsid="0003968b" officeooo:paragraph-rsid="0003968b"/>
    </style:style>
    <style:style style:name="P8" style:family="paragraph" style:parent-style-name="Text_20_body">
      <style:text-properties officeooo:rsid="0003968b" officeooo:paragraph-rsid="00072fa5"/>
    </style:style>
    <style:style style:name="P9" style:family="paragraph" style:parent-style-name="Text_20_body" style:list-style-name="L3">
      <style:text-properties officeooo:rsid="00054560" officeooo:paragraph-rsid="00054560"/>
    </style:style>
    <style:style style:name="P10" style:family="paragraph" style:parent-style-name="Text_20_body" style:list-style-name="L1">
      <style:text-properties officeooo:rsid="00072fa5" officeooo:paragraph-rsid="00072fa5"/>
    </style:style>
    <style:style style:name="P11" style:family="paragraph" style:parent-style-name="Text_20_body">
      <style:text-properties officeooo:rsid="00072fa5" officeooo:paragraph-rsid="00072fa5"/>
    </style:style>
    <style:style style:name="P12" style:family="paragraph" style:parent-style-name="Text_20_body" style:list-style-name="L4">
      <style:text-properties officeooo:rsid="00072fa5" officeooo:paragraph-rsid="00072fa5"/>
    </style:style>
    <style:style style:name="P13" style:family="paragraph" style:parent-style-name="Text_20_body" style:list-style-name="L2">
      <style:text-properties officeooo:rsid="00072fa5" officeooo:paragraph-rsid="00072fa5"/>
    </style:style>
    <style:style style:name="P14" style:family="paragraph" style:parent-style-name="Text_20_body" style:list-style-name="L5">
      <style:text-properties officeooo:rsid="00072fa5" officeooo:paragraph-rsid="00072fa5"/>
    </style:style>
    <style:style style:name="P15" style:family="paragraph" style:parent-style-name="Text_20_body" style:list-style-name="L5">
      <style:text-properties officeooo:paragraph-rsid="00072fa5"/>
    </style:style>
    <style:style style:name="P16" style:family="paragraph" style:parent-style-name="Text_20_body">
      <style:text-properties officeooo:rsid="0007ff64" officeooo:paragraph-rsid="0007ff64"/>
    </style:style>
    <style:style style:name="P17" style:family="paragraph" style:parent-style-name="Heading_20_2">
      <style:text-properties officeooo:rsid="00044f42" officeooo:paragraph-rsid="00044f42"/>
    </style:style>
    <style:style style:name="P18" style:family="paragraph" style:parent-style-name="Heading_20_2">
      <style:text-properties officeooo:rsid="0003968b" officeooo:paragraph-rsid="0003968b"/>
    </style:style>
    <style:style style:name="T1" style:family="text">
      <style:text-properties fo:font-weight="bold" style:font-weight-asian="bold" style:font-weight-complex="bold"/>
    </style:style>
    <style:style style:name="T2" style:family="text">
      <style:text-properties fo:font-weight="bold" officeooo:rsid="00044f42" style:font-weight-asian="bold" style:font-weight-complex="bold"/>
    </style:style>
    <style:style style:name="T3" style:family="text">
      <style:text-properties fo:font-weight="bold" officeooo:rsid="0003968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968b" style:font-weight-asian="normal" style:font-weight-complex="normal"/>
    </style:style>
    <style:style style:name="T6" style:family="text">
      <style:text-properties fo:font-weight="normal" officeooo:rsid="00054560" style:font-weight-asian="normal" style:font-weight-complex="normal"/>
    </style:style>
    <style:style style:name="T7" style:family="text">
      <style:text-properties fo:font-weight="normal" officeooo:rsid="00044f42"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044f42"/>
    </style:style>
    <style:style style:name="T11" style:family="text">
      <style:text-properties officeooo:rsid="00054560"/>
    </style:style>
    <style:style style:name="T12" style:family="text">
      <style:text-properties officeooo:rsid="00072f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the Well Depth Web Service</text:h>
      <text:h text:style-name="P17" text:outline-level="2">Choose your names, paths, and passwords</text:h>
      <text:p text:style-name="P2">To perform the steps below, you will first make a set of choices. NOTE: For security, <text:span text:style-name="T11">all the usernames and all the passwords should be different from each other.</text:span></text:p>
      <text:list xml:id="list384834047" text:style-name="L1">
        <text:list-item>
          <text:p text:style-name="P3">The web <text:span text:style-name="T1">server path</text:span> to your welldepth php files. For example, under webroot, "webapps/welldepth".</text:p>
        </text:list-item>
        <text:list-item>
          <text:p text:style-name="P3">The <text:span text:style-name="T1">application username</text:span> and<text:span text:style-name="T1"> password</text:span> for your well depth web service. For example, "charles" and "wonderland".</text:p>
        </text:list-item>
        <text:list-item>
          <text:p text:style-name="P3">The <text:span text:style-name="T1">database name</text:span> of the depth SQL database you will create. For example, "welldepth".</text:p>
        </text:list-item>
        <text:list-item>
          <text:p text:style-name="P10">The <text:span text:style-name="T1">database hostname</text:span> of the database you will create. Your SQL provider can give you this name.</text:p>
        </text:list-item>
        <text:list-item>
          <text:p text:style-name="P3">The <text:span text:style-name="T1">database writer username</text:span> and <text:span text:style-name="T1">password</text:span> for the depth SQL database. For example, "wellwriter" and "ladyofthelake".</text:p>
        </text:list-item>
        <text:list-item>
          <text:p text:style-name="P3">The <text:span text:style-name="T1">database reader username</text:span> and <text:span text:style-name="T1">password</text:span> for the depth SQL database. Nothing in the current implementation uses these names; they'll be useful when you write a GET web service. For example "wellreader" and "humanity".</text:p>
        </text:list-item>
      </text:list>
      <text:h text:style-name="Heading_20_2" text:outline-level="2">Creat<text:span text:style-name="T10">e</text:span> the empty sql database</text:h>
      <text:p text:style-name="P11">Using your server-specific methods (which your server provider can tell you):</text:p>
      <text:list xml:id="list1676684788" text:style-name="L4">
        <text:list-item>
          <text:p text:style-name="P12">Create a database by the name you chose. For example, welldepth.</text:p>
        </text:list-item>
        <text:list-item>
          <text:p text:style-name="P12">Create the database writer and reader names and passwords, and give those database users appropriate access to your database: the writer should be able to insert; the reader should be able to Select.</text:p>
        </text:list-item>
        <text:list-item>
          <text:p text:style-name="P12">Execute the SQL query from the file createtables.sql. That should create the database depth table.</text:p>
        </text:list-item>
      </text:list>
      <text:h text:style-name="P18" text:outline-level="2">Modify the <text:span text:style-name="T10">PHP configuration file</text:span></text:h>
      <text:p text:style-name="P8">Modify <text:span text:style-name="T1">welldepthconfig.php</text:span><text:span text:style-name="T4">.</text:span></text:p>
      <text:p text:style-name="P1">For security, it's a good idea to make these modifications on a copy of the file <text:span text:style-name="T8">outside</text:span> the WellDepthTemperature folder. If you make these changes to your WellDepthTemperature folder file, it's easy to accidentally commit those changes, revealing your passwords to anyone who can read your git repository.</text:p>
      <text:list xml:id="list963937396" text:style-name="L2">
        <text:list-item>
          <text:p text:style-name="P5"><text:span text:style-name="T4">Change the value of </text:span><text:span text:style-name="T1">app_username</text:span><text:span text:style-name="T4"> to your application username (for example, charles).</text:span></text:p>
        </text:list-item>
        <text:list-item>
          <text:p text:style-name="P5"><text:span text:style-name="T4">Change the value of </text:span><text:span text:style-name="T1">app_password</text:span><text:span text:style-name="T4"> to your application password (for example, wonderland).</text:span></text:p>
        </text:list-item>
        <text:list-item>
          <text:p text:style-name="P13"><text:span text:style-name="T4">Change the value of </text:span><text:span text:style-name="T1">sql_hostname</text:span><text:span text:style-name="T4"> to your database hostname.</text:span></text:p>
        </text:list-item>
        <text:list-item>
          <text:p text:style-name="P6"><text:span text:style-name="T4">Change the value of </text:span><text:span text:style-name="T1">sql_database</text:span><text:span text:style-name="T4"> to your well depth sql database name (for example, </text:span><text:span text:style-name="T7">welldepth</text:span><text:span text:style-name="T4">).</text:span></text:p>
        </text:list-item>
        <text:list-item>
          <text:p text:style-name="P6"><text:soft-page-break/><text:span text:style-name="T4">Change the value of </text:span><text:span text:style-name="T1">sql_writer_username</text:span><text:span text:style-name="T4"> to your database </text:span><text:span text:style-name="T9">writer</text:span><text:span text:style-name="T4"> username (for example, </text:span><text:span text:style-name="T7">wellwriter</text:span><text:span text:style-name="T4">).</text:span></text:p>
        </text:list-item>
        <text:list-item>
          <text:p text:style-name="P6"><text:span text:style-name="T4">Change the value of </text:span><text:span text:style-name="T1">sql_writer_password</text:span><text:span text:style-name="T4"> to your database writer password (for example, </text:span><text:span text:style-name="T7">ladyofthelake</text:span><text:span text:style-name="T4">).</text:span></text:p>
        </text:list-item>
        <text:list-item>
          <text:p text:style-name="P13"><text:span text:style-name="T4">(the reader username and password are not currently used, so they are not in welldepthconfig.php)</text:span></text:p>
        </text:list-item>
      </text:list>
      <text:h text:style-name="Heading_20_2" text:outline-level="2">Upload the <text:span text:style-name="T11">PHP </text:span>files</text:h>
      <text:p text:style-name="P1">On your web server:</text:p>
      <text:list xml:id="list1974947732" text:style-name="L3">
        <text:list-item>
          <text:p text:style-name="P7"><text:span text:style-name="T11">Create the path to your well depth files. For example, u</text:span>nder your web root, <text:span text:style-name="T10">create a </text:span><text:span text:style-name="T2">webapps</text:span><text:span text:style-name="T10"> folder, and under that, a </text:span><text:span text:style-name="T2">welldepth</text:span><text:span text:style-name="T10"> folder.</text:span></text:p>
        </text:list-item>
        <text:list-item>
          <text:p text:style-name="P4">Copy your modified <text:span text:style-name="T3">welldepthconfig.php</text:span><text:span text:style-name="T5"> </text:span><text:span text:style-name="T6">to the new welldepth folder.</text:span></text:p>
        </text:list-item>
        <text:list-item>
          <text:p text:style-name="P9"><text:span text:style-name="T4">Copy </text:span><text:span text:style-name="T1">welldepthpost.php</text:span><text:span text:style-name="T4"> to the new welldepth folder.</text:span></text:p>
        </text:list-item>
        <text:list-item>
          <text:p text:style-name="P9"><text:span text:style-name="T4">If necessary, </text:span><text:span text:style-name="T1">set the permissions</text:span><text:span text:style-name="T4"> on those files as appropriate to your web server. You may need to ask your web administrator to find how to do this.</text:span></text:p>
        </text:list-item>
      </text:list>
      <text:h text:style-name="Heading_20_2" text:outline-level="2">Modify the ESP8266 EEPROM strings</text:h>
      <text:list xml:id="list3123060105" text:style-name="L5">
        <text:list-item>
          <text:p text:style-name="P15"><text:span text:style-name="T12">Copy </text:span><text:a xlink:type="simple" xlink:href="https://github.com/bneedhamia/write_eeprom_strings" text:style-name="Internet_20_link" text:visited-style-name="Visited_20_Internet_20_Link"><text:span text:style-name="T12">https://github.com/bneedhamia/write_eeprom_strings</text:span></text:a></text:p>
        </text:list-item>
        <text:list-item>
          <text:p text:style-name="P14">Modify the initialization of STRING_NAME[] to the code given in WellDepthTemperature.ino.</text:p>
        </text:list-item>
        <text:list-item>
          <text:p text:style-name="P14">Run the modified write_eeprom_strings.ino Sketch</text:p>
        </text:list-item>
        <text:list-item>
          <text:p text:style-name="P14">When prompted, enter the WiFi hotspot credentials and the application username and password you chose (for example, charles and wonderland).</text:p>
        </text:list-item>
      </text:list>
      <text:h text:style-name="Heading_20_2" text:outline-level="2">Test the configuration</text:h>
      <text:p text:style-name="P16">Run WellDepthTemperature.ino, with the Serial Monitor running. <text:s/>Normal output should look something like:</text:p>
      <text:p text:style-name="P16">21.19, 20.12, 21.12, 20.44, 20.50, 20.69, 21.75, 20.69, 20.50, 21.25, 21.19, 20.37<text:line-break/>Connected to needhamia.com<text:line-break/>Reading response:<text:line-break/>HTTP/1.1 200 OK<text:line-break/>Date: Sun, 05 Nov 2017 21:35:26 GMT<text:line-break/>Server: Apache<text:line-break/>Content-length: 16<text:line-break/>Connection: close<text:line-break/>Content-Type: application/json<text:line-break/><text:line-break/>{"succeeded": 1}<text:line-break/>connection closed.</text:p>
      <text:p text:style-name="P16"/>
      <text:p text:style-name="P16">If there are local (ESP8266) errors, the Sketch should print them. If there are web-service errors, the "succeeded" value should be 0, and there should be a "response" value that gives some information <text:soft-page-break/>about the erro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48S</meta:editing-duration>
    <meta:editing-cycles>4</meta:editing-cycles>
    <meta:generator>LibreOffice/5.3.6.1$Windows_X86_64 LibreOffice_project/686f202eff87ef707079aeb7f485847613344eb7</meta:generator>
    <dc:date>2017-11-05T13:39:09.804000000</dc:date>
    <meta:document-statistic meta:table-count="0" meta:image-count="0" meta:object-count="0" meta:page-count="3" meta:paragraph-count="39" meta:word-count="605" meta:character-count="3920" meta:non-whitespace-character-count="3376"/>
    <meta:user-defined meta:name="Info 1"/>
    <meta:user-defined meta:name="Info 2"/>
    <meta:user-defined meta:name="Info 3"/>
    <meta:user-defined meta:name="Info 4"/>
  </office:meta>
</office:document-meta>
</file>